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3333ff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draw:stroke="solid" svg:stroke-color="#3333ff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ensor Configuration And Startup<text:line-break/>(POSTing sensor)</text:p>
          </draw:text-box>
        </draw:frame>
        <draw:frame draw:style-name="gr1" draw:layer="layout" svg:width="2.509cm" svg:height="0.962cm" svg:x="4.095cm" svg:y="5.08cm">
          <draw:text-box>
            <text:p>Sensor</text:p>
          </draw:text-box>
        </draw:frame>
        <draw:frame draw:style-name="gr1" draw:layer="layout" svg:width="2.369cm" svg:height="0.962cm" svg:x="14.986cm" svg:y="5.08cm">
          <draw:text-box>
            <text:p>Server</text:p>
          </draw:text-box>
        </draw:frame>
        <draw:line draw:style-name="gr2" draw:text-style-name="P1" xml:id="id1" draw:id="id1" draw:layer="layout" svg:x1="5.334cm" svg:y1="6.042cm" svg:x2="5.334cm" svg:y2="20.066cm">
          <text:p/>
        </draw:line>
        <draw:line draw:style-name="gr2" draw:text-style-name="P1" draw:layer="layout" svg:x1="16.256cm" svg:y1="6.042cm" svg:x2="16.256cm" svg:y2="20.32cm">
          <text:p/>
        </draw:line>
        <draw:line draw:style-name="gr3" draw:text-style-name="P1" draw:layer="layout" svg:x1="5.334cm" svg:y1="7.366cm" svg:x2="16.256cm" svg:y2="7.366cm">
          <text:p text:style-name="P1"/>
        </draw:line>
        <draw:line draw:style-name="gr4" draw:text-style-name="P1" draw:layer="layout" svg:x1="16.256cm" svg:y1="8.382cm" svg:x2="5.334cm" svg:y2="8.382cm">
          <text:p/>
        </draw:line>
        <draw:frame draw:style-name="gr5" draw:layer="layout" svg:width="4.515cm" svg:height="0.962cm" svg:x="7.874cm" svg:y="7.62cm">
          <draw:text-box>
            <text:p>Sensor Config</text:p>
          </draw:text-box>
        </draw:frame>
        <draw:frame draw:style-name="gr5" draw:layer="layout" svg:width="8.177cm" svg:height="0.962cm" svg:x="6.858cm" svg:y="6.404cm">
          <draw:text-box>
            <text:p>getSensorConfig(sensorID)</text:p>
          </draw:text-box>
        </draw:frame>
        <draw:connector draw:style-name="gr6" draw:text-style-name="P1" draw:layer="layout" draw:type="curve" svg:x1="5.334cm" svg:y1="6.042cm" svg:x2="5.334cm" svg:y2="6.042cm" draw:start-shape="id1" draw:end-shape="id1" svg:d="M5334 6042z" svg:viewBox="0 0 1 1">
          <text:p/>
        </draw:connector>
        <draw:connector draw:style-name="gr7" draw:text-style-name="P2" draw:layer="layout" draw:line-skew="-1.771cm" svg:x1="5.334cm" svg:y1="13.054cm" svg:x2="5.357cm" svg:y2="9.936cm" draw:start-shape="id1" draw:start-glue-point="1" svg:d="M5334 13054h-1270v-3118h1293" svg:viewBox="0 0 1294 3119">
          <text:p text:style-name="P1"><text:span text:style-name="T1">Start Sensor</text:span></text:p>
          <text:p text:style-name="P1"><text:span text:style-name="T1"><text:s/></text:span><text:span text:style-name="T1">(sensorConfig[startupParams])</text:span></text:p>
        </draw:connector>
        <draw:line draw:style-name="gr8" draw:text-style-name="P1" draw:layer="layout" svg:x1="5.334cm" svg:y1="13.208cm" svg:x2="16.256cm" svg:y2="13.208cm">
          <text:p text:style-name="P1"/>
        </draw:line>
        <draw:frame draw:style-name="gr5" draw:layer="layout" svg:width="5.366cm" svg:height="0.962cm" svg:x="7.874cm" svg:y="12.446cm">
          <draw:text-box>
            <text:p>System Message</text:p>
          </draw:text-box>
        </draw:frame>
        <draw:line draw:style-name="gr6" draw:text-style-name="P1" draw:layer="layout" svg:x1="5.334cm" svg:y1="14.732cm" svg:x2="16.256cm" svg:y2="14.732cm">
          <text:p/>
        </draw:line>
        <draw:frame draw:style-name="gr5" draw:layer="layout" svg:width="5.641cm" svg:height="0.962cm" svg:x="7.874cm" svg:y="13.97cm">
          <draw:text-box>
            <text:p>Location Message</text:p>
          </draw:text-box>
        </draw:frame>
        <draw:line draw:style-name="gr8" draw:text-style-name="P1" draw:layer="layout" svg:x1="5.334cm" svg:y1="16.256cm" svg:x2="16.256cm" svg:y2="16.256cm">
          <text:p text:style-name="P1"/>
        </draw:line>
        <draw:frame draw:style-name="gr5" draw:layer="layout" svg:width="4.587cm" svg:height="0.962cm" svg:x="8.357cm" svg:y="15.444cm">
          <draw:text-box>
            <text:p>Data Message</text:p>
          </draw:text-box>
        </draw:frame>
        <draw:line draw:style-name="gr6" draw:text-style-name="P1" draw:layer="layout" svg:x1="5.309cm" svg:y1="17.476cm" svg:x2="16.231cm" svg:y2="17.476cm">
          <text:p/>
        </draw:line>
        <draw:frame draw:style-name="gr5" draw:layer="layout" svg:width="4.587cm" svg:height="0.962cm" svg:x="8.233cm" svg:y="16.589cm">
          <draw:text-box>
            <text:p>Data Message</text:p>
          </draw:text-box>
        </draw:frame>
        <draw:line draw:style-name="gr3" draw:text-style-name="P1" draw:layer="layout" svg:x1="5.334cm" svg:y1="18.85cm" svg:x2="16.256cm" svg:y2="18.85cm">
          <text:p/>
        </draw:line>
        <draw:line draw:style-name="gr4" draw:text-style-name="P1" draw:layer="layout" svg:x1="16.256cm" svg:y1="19.866cm" svg:x2="5.334cm" svg:y2="19.866cm">
          <text:p/>
        </draw:line>
        <draw:frame draw:style-name="gr5" draw:layer="layout" svg:width="4.515cm" svg:height="0.962cm" svg:x="7.874cm" svg:y="19.104cm">
          <draw:text-box>
            <text:p>Sensor Config</text:p>
          </draw:text-box>
        </draw:frame>
        <draw:frame draw:style-name="gr5" draw:layer="layout" svg:width="8.177cm" svg:height="0.962cm" svg:x="6.858cm" svg:y="17.888cm">
          <draw:text-box>
            <text:p>getSensorConfig(sensorID)</text:p>
          </draw:text-box>
        </draw:frame>
        <draw:frame draw:style-name="gr9" draw:layer="layout" svg:width="9.845cm" svg:height="5.228cm" svg:x="17.78cm" svg:y="6.604cm">
          <draw:text-box>
            <text:p>Notes:</text:p>
            <text:p/>
            <text:p>Sensor periodically reads its</text:p>
            <text:p>Configuration from server.</text:p>
            <text:p>If sensor config changes, sensor</text:p>
            <text:p>is restarted.</text:p>
            <text:p>All interactions are via http POST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14:24:35.805121401</meta:creation-date>
    <dc:date>2015-09-21T14:45:23.659086868</dc:date>
    <meta:editing-duration>PT5M5S</meta:editing-duration>
    <meta:editing-cycles>1</meta:editing-cycles>
    <meta:document-statistic meta:object-count="47"/>
    <meta:generator>LibreOffice/4.2.8.2$Linux_X86_64 LibreOffice_project/420m0$Build-2</meta:generator>
  </office:meta>
</office:document-meta>
</file>